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"/>
    <style:font-face style:name="OpenSymbol" svg:font-family="OpenSymbol"/>
    <style:font-face style:name="Tinos" svg:font-family="Tinos"/>
    <style:font-face style:name="monospace" svg:font-family="monospace"/>
    <style:font-face style:name="Noto Sans1" svg:font-family="'Noto Sans'" style:font-family-generic="swiss"/>
    <style:font-face style:name="Cousine" svg:font-family="Cousine" style:font-family-generic="modern" style:font-pitch="fixed"/>
    <style:font-face style:name="Noto Sans Mono CJK SC" svg:font-family="'Noto Sans Mono CJK SC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801900" style:font-name="Cousine"/>
    </style:style>
    <style:style style:name="P2" style:family="paragraph" style:parent-style-name="Preformatted_20_Text">
      <style:text-properties fo:color="#801900" style:font-name="Cousine" fo:font-weight="normal" style:font-weight-asian="normal" style:font-weight-complex="normal"/>
    </style:style>
    <style:style style:name="P3" style:family="paragraph" style:parent-style-name="Preformatted_20_Text">
      <style:text-properties fo:color="#801900" style:font-name="Cousine" fo:font-weight="bold" style:font-weight-asian="bold" style:font-weight-complex="bold"/>
    </style:style>
    <style:style style:name="P4" style:family="paragraph" style:parent-style-name="Preformatted_20_Text">
      <style:text-properties style:use-window-font-color="true" style:font-name="Cousine" fo:font-weight="bold" style:font-weight-asian="bold" style:font-weight-complex="bold"/>
    </style:style>
    <style:style style:name="P5" style:family="paragraph" style:parent-style-name="Preformatted_20_Text">
      <style:text-properties style:use-window-font-color="true" style:font-name="Cousine" fo:font-weight="normal" style:font-weight-asian="normal" style:font-weight-complex="normal"/>
    </style:style>
    <style:style style:name="P6" style:family="paragraph" style:parent-style-name="Preformatted_20_Text">
      <style:text-properties fo:color="#800000" style:font-name="Cousine"/>
    </style:style>
    <style:style style:name="P7" style:family="paragraph" style:parent-style-name="Preformatted_20_Text">
      <style:text-properties style:font-name="Cousine"/>
    </style:style>
    <style:style style:name="P8" style:family="paragraph" style:parent-style-name="Preformatted_20_Text">
      <style:text-properties style:font-name="Cousine" fo:font-weight="bold" style:font-weight-asian="bold" style:font-weight-complex="bold"/>
    </style:style>
    <style:style style:name="P9" style:family="paragraph" style:parent-style-name="Preformatted_20_Text">
      <style:text-properties style:font-name="Cousine" fo:font-weight="normal" style:font-weight-asian="normal" style:font-weight-complex="normal"/>
    </style:style>
    <style:style style:name="P10" style:family="paragraph" style:parent-style-name="Preformatted_20_Text">
      <style:text-properties style:font-name="Cousine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Preformatted_20_Text">
      <style:text-properties fo:color="#006600" style:font-name="Cousine"/>
    </style:style>
    <style:style style:name="P12" style:family="paragraph" style:parent-style-name="Preformatted_20_Text">
      <style:text-properties fo:color="#006600" style:font-name="Cousine" fo:font-weight="normal" style:font-weight-asian="normal" style:font-weight-complex="normal"/>
    </style:style>
    <style:style style:name="P13" style:family="paragraph" style:parent-style-name="Preformatted_20_Text">
      <style:text-properties fo:color="#006600" style:font-name="Cousine" fo:font-weight="bold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color="#006600" style:font-name="Cousine" fo:font-weight="bold" style:font-weight-asian="bold" style:font-weight-complex="bold"/>
    </style:style>
    <style:style style:name="P15" style:family="paragraph" style:parent-style-name="Preformatted_20_Text">
      <style:text-properties fo:color="#006600" style:font-name="Cousine" style:text-underline-style="none" fo:font-weight="bold" style:font-weight-asian="bold" style:font-weight-complex="bold"/>
    </style:style>
    <style:style style:name="P16" style:family="paragraph" style:parent-style-name="Text_20_body">
      <style:text-properties style:use-window-font-color="true" style:font-name="Cousine" fo:font-weight="bold" style:font-weight-asian="bold" style:font-weight-complex="bold"/>
    </style:style>
    <style:style style:name="P17" style:family="paragraph" style:parent-style-name="Preformatted_20_Text">
      <style:paragraph-properties fo:background-color="transparent">
        <style:background-image/>
      </style:paragraph-properties>
      <style:text-properties fo:color="#006600" style:font-name="Cousine" fo:font-weight="normal" style:font-weight-asian="normal" style:font-weight-complex="normal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color="#6a9955" style:font-name="Droid Sans Mono" fo:font-size="10.5pt" fo:font-weight="normal" fo:background-color="#1f1f1f" style:font-weight-asian="normal" style:font-weight-complex="normal"/>
    </style:style>
    <style:style style:name="P19" style:family="paragraph" style:parent-style-name="Preformatted_20_Text" style:list-style-name="L1">
      <style:text-properties fo:color="#801900" style:font-name="Cousine"/>
    </style:style>
    <style:style style:name="P20" style:family="paragraph" style:parent-style-name="Preformatted_20_Text" style:list-style-name="L2">
      <style:text-properties fo:color="#801900" style:font-name="Cousine" fo:font-weight="bold" style:font-weight-asian="bold" style:font-weight-complex="bold"/>
    </style:style>
    <style:style style:name="P21" style:family="paragraph" style:parent-style-name="Preformatted_20_Text" style:list-style-name="L2">
      <style:text-properties fo:color="#801900" style:font-name="Cousine" fo:font-weight="normal" style:font-weight-asian="normal" style:font-weight-complex="normal"/>
    </style:style>
    <style:style style:name="P22" style:family="paragraph" style:parent-style-name="Preformatted_20_Text">
      <style:text-properties fo:color="#006600" style:font-name="Cousine" fo:font-weight="normal" style:font-weight-asian="normal" style:font-weight-complex="normal"/>
    </style:style>
    <style:style style:name="P23" style:family="paragraph" style:parent-style-name="Preformatted_20_Text">
      <style:text-properties fo:color="#006600" style:font-name="Cousine" fo:font-weight="bold" style:font-weight-asian="bold" style:font-weight-complex="bold"/>
    </style:style>
    <style:style style:name="P24" style:family="paragraph" style:parent-style-name="Preformatted_20_Text">
      <style:text-properties fo:color="#000099" style:font-name="Cousine" fo:font-weight="bold" style:font-weight-asian="bold" style:font-weight-complex="bold"/>
    </style:style>
    <style:style style:name="P25" style:family="paragraph" style:parent-style-name="Preformatted_20_Text">
      <style:text-properties fo:color="#000099" style:font-name="Cousine" fo:font-weight="normal" style:font-weight-asian="normal" style:font-weight-complex="normal"/>
    </style:style>
    <style:style style:name="P26" style:family="paragraph" style:parent-style-name="Preformatted_20_Text">
      <style:text-properties style:font-name="Cousi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color="#801900"/>
    </style:style>
    <style:style style:name="T4" style:family="text">
      <style:text-properties fo:color="#801900" style:font-name="Cousine"/>
    </style:style>
    <style:style style:name="T5" style:family="text">
      <style:text-properties fo:color="#801900" style:font-name="Cousine" fo:font-weight="bold" style:font-weight-asian="bold" style:font-weight-complex="bold"/>
    </style:style>
    <style:style style:name="T6" style:family="text">
      <style:text-properties fo:color="#801900" style:font-name="Cousine" fo:font-weight="normal" style:font-weight-asian="normal" style:font-weight-complex="normal"/>
    </style:style>
    <style:style style:name="T7" style:family="text">
      <style:text-properties fo:color="#801900" fo:font-weight="bold" style:font-weight-asian="bold" style:font-weight-complex="bold"/>
    </style:style>
    <style:style style:name="T8" style:family="text">
      <style:text-properties fo:color="#801900" fo:font-weight="bold" fo:background-color="#ffffff" style:font-weight-asian="bold" style:font-weight-complex="bold"/>
    </style:style>
    <style:style style:name="T9" style:family="text">
      <style:text-properties fo:color="#801900" fo:font-weight="normal" style:font-weight-asian="normal" style:font-weight-complex="normal"/>
    </style:style>
    <style:style style:name="T10" style:family="text">
      <style:text-properties fo:color="#800000"/>
    </style:style>
    <style:style style:name="T11" style:family="text">
      <style:text-properties fo:color="#800000" style:font-name="Cousine" fo:font-weight="bold" style:font-weight-asian="bold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style:font-name="Cousine" fo:font-weight="bold" style:font-weight-asian="bold" style:font-weight-complex="bold"/>
    </style:style>
    <style:style style:name="T14" style:family="text">
      <style:text-properties style:font-name="monospace" fo:background-color="#ffffff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66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ogin_MySQL_JWT_TOKEN</text:p>
      <text:p text:style-name="P8">ESTRUCTURA DEL PROYECTO</text:p>
      <text:p text:style-name="P7"><text:span text:style-name="T3">ROJO</text:span> <text:span text:style-name="T16">→</text:span> <text:span text:style-name="T17">VERDE</text:span></text:p>
      <text:p text:style-name="P7">Es necesario tener python3 instalado.</text:p>
      <text:p text:style-name="P10"/>
      <text:p text:style-name="P5">#######################################################</text:p>
      <text:p text:style-name="P5"/>
      <text:p text:style-name="P16">Autenticación de usuarios con JWT. OAUTH2 y FastAPI sobre MySQL</text:p>
      <text:p text:style-name="P5">Debemos tener la ultima versión de PYTHON instalada.</text:p>
      <text:p text:style-name="P5">OJO!! Hay que verificar que las versiones de <text:span text:style-name="Source_20_Text">passlib y <text:s/>bcrypt sean compatibles.</text:span></text:p>
      <text:p text:style-name="P5"><text:span text:style-name="Source_20_Text">Para passlib==1.7.4, debemos emplear bcrypt==4.0.1, versiones posteriors producen errores.</text:span></text:p>
      <text:p text:style-name="P4"/>
      <text:p text:style-name="P8">EL BACKEND LOCAL SE COMUNICA A TRAVÉS DEL PUERTO FÍSICO 3307 CON EL PUERTO DEL CONTENEDOR 3306 ACCEDIENDO A LA BASE DE DATOS</text:p>
      <text:p text:style-name="P1">Descargamos la imagen Docker de mysql si no está ya descargada y ejecutamos el contenedor con puertos en nuestra máquina local.</text:p>
      <text:p text:style-name="P3">BASH&gt; docker pull mysql</text:p>
      <text:p text:style-name="P3">BASH&gt; docker run --name my_db -p 3307:3306 -e MYSQL_ROOT_PASSWORD=12345 -d mysql</text:p>
      <text:p text:style-name="P3">BASH&gt; docker exec -it my_db bash</text:p>
      <text:p text:style-name="P3">DB BASH&gt; mysql -p</text:p>
      <text:p text:style-name="P1">Ahora creamos nuestra base de datos para que nuestro BackEnd funcione correctamente.</text:p>
      <text:p text:style-name="P3">mysql DB BASH&gt; create database my_db;</text:p>
      <text:p text:style-name="P3"/>
      <text:p text:style-name="P4">BASE DE DATOS EN UN DOCKER INCLUIDO EN LA RED DOCKER PARA CONECTAR CON EL CONTENEDOR DEL BACKEND TAMBIÉN DENTRO DE LA RED DOCKER (DNS: my_db)</text:p>
      <text:p text:style-name="P12">Salimos de nuestro contenedor de base de datos, lo eliminamos y lo creamos de nuevo sin ningún puerto expuesto.</text:p>
      <text:p text:style-name="P13">BASH&gt; docker stop my_db</text:p>
      <text:p text:style-name="P13">BASH&gt; docker rm my_db</text:p>
      <text:p text:style-name="P12"><text:span text:style-name="T1">BASH&gt;</text:span><text:span text:style-name="T15"> docker run --name my_db -e MYSQL_ROOT_PASSWORD=12345 -d mysql</text:span></text:p>
      <text:p text:style-name="P15">BASH&gt; docker network connect my-network my_db</text:p>
      <text:p text:style-name="P15">BASH&gt; docker network inspect my-network</text:p>
      <text:p text:style-name="P13">BASH&gt; docker exec -it my_db bash</text:p>
      <text:p text:style-name="P13">DB BASH&gt; mysql -p</text:p>
      <text:p text:style-name="P11">Ahora creamos nuestra base de datos para que nuestro BackEnd funcione correctamente.</text:p>
      <text:p text:style-name="P15">mysql DB BASH&gt; create database my_db</text:p>
      <text:p text:style-name="P3"/>
      <text:p text:style-name="P7">Para correr la aplicación en local vs contenedores Docker revisar los archivos de conexión con el BackEnd.</text:p>
      <text:p text:style-name="P12">database.py</text:p>
      <text:p text:style-name="P12">.env</text:p>
      <text:p text:style-name="P3"/>
      <text:p text:style-name="P5">#######################################################</text:p>
      <text:p text:style-name="P3"/>
      <text:p text:style-name="P4">BACKEND LOCAL</text:p>
      <text:p text:style-name="P1">Crear la carpeta backend dentro de la carpeta de nuestro proyecto.</text:p>
      <text:p text:style-name="P1">Actualizamos el sistema.</text:p>
      <text:p text:style-name="P3">backend BASH&gt; sudo apt update &amp;&amp; sudo apt upgrade -y</text:p>
      <text:p text:style-name="P2">La biblioteca CRYPTOGRAPHY requiere algunas bibliotecas del sistema.</text:p>
      <text:p text:style-name="P3">backend BASH&gt; sudo apt install build-essential libssl-dev libffi-dev python3-dev cargo pkg-config -y</text:p>
      <text:p text:style-name="P1">Si no tenemos pip3 instalado, hay que instalarlo.</text:p>
      <text:p text:style-name="P1"><text:span text:style-name="Source_20_Text"><text:span text:style-name="T13">backend BASH&gt; </text:span></text:span><text:span text:style-name="Source_20_Text"><text:span text:style-name="T1">pip3 --version</text:span></text:span></text:p>
      <text:p text:style-name="P3">backend BASH&gt; sudo apt install python3 python3-pip -y</text:p>
      <text:p text:style-name="P1">Crear un entorno virtual venv e iniciarlo en nuestro BackEnd </text:p>
      <text:p text:style-name="Preformatted_20_Text"><text:span text:style-name="T4">(instalar </text:span><text:span text:style-name="Source_20_Text"><text:span text:style-name="T4">python3-venv si es necesario).</text:span></text:span></text:p>
      <text:p text:style-name="P3">backend BASH&gt; python3 -m venv venv</text:p>
      <text:p text:style-name="P3">backend BASH&gt; source venv/bin/activate</text:p>
      <text:p text:style-name="P1"><text:soft-page-break/>Instalar las dependecias dentro de nuestro entorno virtual del BackEnd </text:p>
      <text:p text:style-name="Preformatted_20_Text"><text:span text:style-name="T4">(instalar </text:span><text:span text:style-name="Source_20_Text"><text:span text:style-name="T4">python3-pip </text:span></text:span><text:span text:style-name="T4">si es necesario):</text:span></text:p>
      <text:list xml:id="list2790387601729641741" text:style-name="L1">
        <text:list-item>
          <text:p text:style-name="P19">FastAPI.</text:p>
        </text:list-item>
        <text:list-item>
          <text:p text:style-name="P19">Uvicorn.</text:p>
        </text:list-item>
        <text:list-item>
          <text:p text:style-name="P19">Autopep8 – formateador de código Python</text:p>
        </text:list-item>
        <text:list-item>
          <text:p text:style-name="P19">Python multipart – librería para trabajar con formularios</text:p>
        </text:list-item>
        <text:list-item>
          <text:p text:style-name="P19">Python-jose – versión de JWT Cryptography</text:p>
        </text:list-item>
        <text:list-item>
          <text:p text:style-name="P19">Passlib – encriptador de password</text:p>
        </text:list-item>
      </text:list>
      <text:p text:style-name="Preformatted_20_Text"><text:span text:style-name="T11">venv backend BASH&gt; <text:s/>pip install "fastapi[standard]" uvicorn autopep8 python-multipart </text:span><text:span text:style-name="Source_20_Text"><text:span text:style-name="T12">python-jose[cryptography]</text:span></text:span><text:span text:style-name="T11"> </text:span><text:span text:style-name="Source_20_Text"><text:span text:style-name="T7">"passlib[bcrypt]"</text:span></text:span></text:p>
      <text:p text:style-name="Preformatted_20_Text"><text:span text:style-name="Source_20_Text"><text:span text:style-name="T9">Continuamos instalando las dependecias relativas a MySql</text:span></text:span></text:p>
      <text:p text:style-name="Preformatted_20_Text"><text:span text:style-name="Source_20_Text"><text:span text:style-name="T7">venv backend BASH&gt; pip install sqlalchemy pymysql cryptography python-dotenv</text:span></text:span></text:p>
      <text:p text:style-name="Preformatted_20_Text"><text:span text:style-name="Source_20_Text"><text:span text:style-name="T9">Si passlib tiene la versión 1.7.4 hay que modificar la versión de bycrypt</text:span></text:span></text:p>
      <text:p text:style-name="Preformatted_20_Text"><text:span text:style-name="Source_20_Text"><text:span text:style-name="T11">venv backend BASH&gt; pip install "bcrypt==4.0.1" --force-reinstall</text:span></text:span></text:p>
      <text:p text:style-name="P2">Podemos verificar si <text:span text:style-name="Source_20_Text"><text:span text:style-name="T10">python-jose[cryptography] </text:span></text:span>se ha instaldo correctamente.</text:p>
      <text:p text:style-name="P2"><text:span text:style-name="T12">venv backend BASH&gt; </text:span><text:span text:style-name="T1">python3 -c "import jose; print(jose.__version__)"</text:span></text:p>
      <text:p text:style-name="P2">Podemos verificar si se ha instalado correctamente.</text:p>
      <text:p text:style-name="P3">Venv backend BASH&gt; python3 -c "import passlib.hash; print(passlib.hash.bcrypt); import<text:span text:style-name="T10"> bcrypt"</text:span></text:p>
      <text:p text:style-name="P6">Verifica las versiones de passlib y bcrypt | <text:span text:style-name="T14">passlib==1.7.4 y bcrypt==4.0.1</text:span></text:p>
      <text:p text:style-name="P6"><text:span text:style-name="T8">venv backend BAS</text:span><text:span text:style-name="T2">H&gt; </text:span><text:span text:style-name="Source_20_Text"><text:span text:style-name="T2">pip freeze</text:span></text:span></text:p>
      <text:p text:style-name="P6">Generar el archivo de dependecias.</text:p>
      <text:p text:style-name="Preformatted_20_Text"><text:span text:style-name="T5">venv backend BAS</text:span><text:span text:style-name="T11">H&gt; </text:span><text:span text:style-name="Source_20_Text"><text:span text:style-name="T12">pip freeze &gt;| requirements.txt</text:span></text:span></text:p>
      <text:p text:style-name="P2">Iniciar GitHub</text:p>
      <text:p text:style-name="P3">venv backend BASH&gt; git init</text:p>
      <text:p text:style-name="P2">creamos el archivo .gitignore desde la web</text:p>
      <text:p text:style-name="P2">https://www.toptotal.com/developers/gitignore </text:p>
      <text:p text:style-name="P2">introduciendo como parámetros python, macOs, windows, linux y venv.</text:p>
      <text:p text:style-name="P2">El texto devuelto lo colocamos en un archivo en nuestro BackEnd que le llamaremos <text:span text:style-name="T1">.gitignore</text:span>.</text:p>
      <text:p text:style-name="P2">Crear las carpetas y archivos necesarios dentro de un entorno virtual venv.</text:p>
      <text:p text:style-name="P2">Estructura básica backend:</text:p>
      <text:p text:style-name="P3">backend</text:p>
      <text:list xml:id="list3812774934688764402" text:style-name="L2">
        <text:list-item>
          <text:p text:style-name="P20">paquetes</text:p>
          <text:list>
            <text:list-item>
              <text:p text:style-name="P21">__init__.py</text:p>
            </text:list-item>
            <text:list-item>
              <text:p text:style-name="P21">user_management.py</text:p>
            </text:list-item>
          </text:list>
        </text:list-item>
        <text:list-item>
          <text:p text:style-name="P20">paquetes_mysql</text:p>
          <text:list>
            <text:list-item>
              <text:p text:style-name="P21">__init.py</text:p>
            </text:list-item>
            <text:list-item>
              <text:p text:style-name="P21">databases.py</text:p>
            </text:list-item>
            <text:list-item>
              <text:p text:style-name="P21">models.py</text:p>
            </text:list-item>
          </text:list>
        </text:list-item>
        <text:list-item>
          <text:p text:style-name="P20">routes</text:p>
          <text:list>
            <text:list-item>
              <text:p text:style-name="P21">app_routes.py</text:p>
            </text:list-item>
            <text:list-item>
              <text:p text:style-name="P21">user_routes.py</text:p>
            </text:list-item>
          </text:list>
        </text:list-item>
        <text:list-item>
          <text:p text:style-name="P20">schemas</text:p>
          <text:list>
            <text:list-item>
              <text:p text:style-name="P21">user.py</text:p>
            </text:list-item>
          </text:list>
        </text:list-item>
        <text:list-item>
          <text:p text:style-name="P20">static</text:p>
        </text:list-item>
        <text:list-item>
          <text:p text:style-name="P20">venv</text:p>
        </text:list-item>
        <text:list-item>
          <text:p text:style-name="P21">.env</text:p>
        </text:list-item>
        <text:list-item>
          <text:p text:style-name="P21">main.py</text:p>
        </text:list-item>
        <text:list-item>
          <text:p text:style-name="P21">requirements.txt</text:p>
        </text:list-item>
      </text:list>
      <text:p text:style-name="P2">.gitignore</text:p>
      <text:p text:style-name="P2"/>
      <text:p text:style-name="P2">Para verificar el funcionamiento de la aplicación podemos ejecutarla en nuestra máquina de forma local.</text:p>
      <text:p text:style-name="P3">venv backend BASH&gt; uvicorn main:app –-reload</text:p>
      <text:p text:style-name="P2">Ctrl+C para detener la aplicación</text:p>
      <text:p text:style-name="P2">Donde main es el archivo principal y app la instacia de FastAPI del archivo.</text:p>
      <text:p text:style-name="Preformatted_20_Text"><text:span text:style-name="T6">Si la ejecución en terminal no da error, podemos visualizar este BackEnd en </text:span><text:span text:style-name="T5">http://127.0.0.1:8000/</text:span></text:p>
      <text:p text:style-name="P3"/>
      <text:p text:style-name="P3"/>
      <text:p text:style-name="P3"/>
      <text:p text:style-name="P4"><text:soft-page-break/>CONTENEDOR BACKEND EN LA RED DOCKER SIN PUERTOS (DNS: backend) PARA CONEXIÓN CON FRONTEND</text:p>
      <text:p text:style-name="P12">Detenemos la aplicación BackEnd.</text:p>
      <text:p text:style-name="P12">Descargamos la imagen Docker de python si no está ya descargada y ejecutamos el contenedor con puertos en nuestra máquina local.</text:p>
      <text:p text:style-name="P13">backend BASH&gt; docker pull python</text:p>
      <text:p text:style-name="P13">backend BASH&gt; docker images</text:p>
      <text:p text:style-name="P13"/>
      <text:p text:style-name="P25">Creamos el contenedor BackEnd ejecutándose a través del puerto local 8000.</text:p>
      <text:p text:style-name="P25">De este modo podemos continuar montando la red docker y ejecutar el FrontEnd a nivel local.</text:p>
      <text:p text:style-name="P24">backed BASH&gt; docker run --name backend -p 8000:8000 -w /app -v /home/dan/Documentos/DEVELOP/PYTHON/.../backend:/app -d -it python bash</text:p>
      <text:p text:style-name="P24"/>
      <text:p text:style-name="P12">Creamos el contenedor BackEnd ejecutándose sin ningún puerto abierto, de esta forma el FrontEnd podemos ejecutarlo a nivel local o bien en un contenedor.</text:p>
      <text:p text:style-name="P13">backend BASH&gt; docker run --name backend -w /app -v /home/dan/Documentos/DEVELOP/PYTHON/.../backend:/app -d -it python bash</text:p>
      <text:p text:style-name="P13"/>
      <text:p text:style-name="P13">backend BASH&gt; docker network connect my-network backend</text:p>
      <text:p text:style-name="P13">backend BASH&gt; docker network inspect my-network</text:p>
      <text:p text:style-name="P13">backend BASH&gt; docker exec -it backend bash</text:p>
      <text:p text:style-name="P13">backend docker BASH&gt; pip install -r requirements.txt</text:p>
      <text:p text:style-name="P14">backend docker BASH&gt; uvicorn main:app --reload --host 0.0.0.0</text:p>
      <text:p text:style-name="P3"/>
      <text:p text:style-name="P5">#######################################################</text:p>
      <text:p text:style-name="P9"/>
      <text:p text:style-name="P8">CREAR EL FRONTEND NODE ReactJS</text:p>
      <text:p text:style-name="P12">Instalamos npm si es necesario para poder generar el sistema de archivos de nuestro FrontEnd con npx.</text:p>
      <text:p text:style-name="P13">BASH&gt; sudo apt install npm</text:p>
      <text:p text:style-name="P12">// crea una carpeta con todo lo necesario de React</text:p>
      <text:p text:style-name="P13">BASH&gt; npx create-react-app frontend</text:p>
      <text:p text:style-name="P12">// iniciamos la aplicación en el servidor FrontEnd, automáticamente abrirá una ventana de nuestro navegador en http://localhost:3000/</text:p>
      <text:p text:style-name="P13">frontend BASH&gt; npm start</text:p>
      <text:p text:style-name="P13"/>
      <text:p text:style-name="P12">Modificamos los archivos del FrontEnd necesarios para comenzar a visualizar nuestros datos de BackEnd, en nuestro caso el archivo src/App.js únicamente.</text:p>
      <text:p text:style-name="P12">Creamos la carpeta src/components y los archivos UsersBox.js y CreateUser.js.</text:p>
      <text:p text:style-name="P12">Con esto tenemos la estructura básica.</text:p>
      <text:p text:style-name="P8"/>
      <text:p text:style-name="P8">CONTENEDOR FRONTEND NODE ReactJS</text:p>
      <text:p text:style-name="P12">Detenemos el FrontEnd para inciar la creación de su contenedor Docker.</text:p>
      <text:p text:style-name="P13">frontend BASH&gt; docker pull node</text:p>
      <text:p text:style-name="P12">// verificamos que nuestra imagen node se ha creado</text:p>
      <text:p text:style-name="P13">frontend BASH&gt; docker images</text:p>
      <text:p text:style-name="P12">// corremos nuestro FrontEnd utilizando los puertos 3000 tanto del FrontEnd como del BackEnd</text:p>
      <text:p text:style-name="P13">frontend BASH&gt; docker run --name frontend -p 3000:3000 -w /app -v /home/dan/Documentos/DEVELOP/PYTHON/.../frontend:/app -d -it node</text:p>
      <text:p text:style-name="P12">//añadimos nuestro FrontEnd a nuestra red Docker</text:p>
      <text:p text:style-name="P13">frontend BASH&gt; docker network connect my-network frontend</text:p>
      <text:p text:style-name="P13">frontend BASH&gt; docker network inspect my-network</text:p>
      <text:p text:style-name="P13">frontend BASH&gt; docker exec -it frontend bash</text:p>
      <text:p text:style-name="P13">frontend docker BASH&gt; npm install</text:p>
      <text:p text:style-name="P14">frontend docker BASH&gt; npm start</text:p>
      <text:p text:style-name="P12"/>
      <text:p text:style-name="P12">Modificar el código en los archivos <text:span text:style-name="T1">main.py</text:span>, <text:span text:style-name="T1">App.js</text:span> y <text:span text:style-name="T1">CreateUser.js</text:span> para que funcione correctamente la conexión BackEnd-FrontEnd.</text:p>
      <text:p text:style-name="P12">En <text:span text:style-name="T1">main.js</text:span> deberemos asegurarnos que se aplican correctamente los CORS y la dirección IP del FronEnd en la red Docker y en <text:span text:style-name="T1">App.js</text:span> la dirección IP del BackEnd en la red Docker.</text:p>
      <text:p text:style-name="P17"/>
      <text:p text:style-name="P18"><text:soft-page-break/>#ORIGENES PERMITIDOS FRONTEND</text:p>
      <text:p text:style-name="P17">En el archivo <text:span text:style-name="T1">main.py</text:span> definimos los orígenes que queremos que puedan acceder a nuestro Backend, lo correcto sería indicar la IP asignada por nuestro Docker network al contenedor FrontEnd ej.(http://172.18.0.4:3000/) pero también podemos indicar cualquier otra IP o varias IPs, por último podemos asignar a este valor de origen de datos un asterisco (*) de forma que convertimos nuestro BackEnd a nivel público al que podrá accederse desde cualquier 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"/>
    <style:font-face style:name="OpenSymbol" svg:font-family="OpenSymbol"/>
    <style:font-face style:name="Tinos" svg:font-family="Tinos"/>
    <style:font-face style:name="monospace" svg:font-family="monospace"/>
    <style:font-face style:name="Noto Sans1" svg:font-family="'Noto Sans'" style:font-family-generic="swiss"/>
    <style:font-face style:name="Cousine" svg:font-family="Cousine" style:font-family-generic="modern" style:font-pitch="fixed"/>
    <style:font-face style:name="Noto Sans Mono CJK SC" svg:font-family="'Noto Sans Mono CJK SC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sine" fo:font-size="12pt" fo:language="es" fo:country="E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sine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sine" style:font-name-complex="Noto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sine"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sine" style:font-name-complex="Noto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nos" fo:font-size="10pt" style:font-name-asian="Noto Sans Mono CJK SC" style:font-size-asian="10pt" style:font-name-complex="Cousine" style:font-size-complex="10pt"/>
    </style:style>
    <style:style style:name="Source_20_Text" style:display-name="Source Text" style:family="text">
      <style:text-properties style:font-name="Cousine" style:font-name-asian="Noto Sans Mono CJK SC" style:font-name-complex="Cousi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2T09:03:38</meta:creation-date>
    <dc:date>2025-12-18T22:37:14</dc:date>
    <meta:editing-duration>PT19H34M20S</meta:editing-duration>
    <meta:editing-cycles>19</meta:editing-cycles>
    <meta:generator>OpenOffice/4.1.15$Unix OpenOffice.org_project/4115m2$Build-9813</meta:generator>
    <meta:document-statistic meta:table-count="0" meta:image-count="0" meta:object-count="0" meta:page-count="4" meta:paragraph-count="141" meta:word-count="1146" meta:character-count="7835"/>
  </office:meta>
</office:document-meta>
</file>